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padding="0in" fo:border="none"/>
    </style:style>
    <style:style style:name="P2" style:family="paragraph" style:parent-style-name="Text_20_body">
      <style:paragraph-properties fo:padding="0in" fo:border="none"/>
    </style:style>
    <style:style style:name="P3" style:family="paragraph" style:parent-style-name="Heading_20_2">
      <style:paragraph-properties fo:padding="0in" fo:border="none"/>
    </style:style>
    <style:style style:name="P4" style:family="paragraph" style:parent-style-name="Text_20_body" style:list-style-name="L1">
      <style:paragraph-properties fo:padding="0in" fo:border="none"/>
    </style:style>
    <style:style style:name="P5" style:family="paragraph" style:parent-style-name="Text_20_body" style:list-style-name="L2">
      <style:paragraph-properties fo:padding="0in" fo:border="none"/>
    </style:style>
    <style:style style:name="P6" style:family="paragraph" style:parent-style-name="Text_20_body" style:list-style-name="L3">
      <style:paragraph-properties fo:padding="0in" fo:border="none"/>
    </style:style>
    <style:style style:name="P7" style:family="paragraph" style:parent-style-name="Text_20_body" style:list-style-name="L4">
      <style:paragraph-properties fo:padding="0in" fo:border="none"/>
    </style:style>
    <style:style style:name="P8" style:family="paragraph" style:parent-style-name="Text_20_body" style:list-style-name="L5">
      <style:paragraph-properties fo:padding="0in" fo:border="none"/>
    </style:style>
    <style:style style:name="P9" style:family="paragraph" style:parent-style-name="Text_20_body" style:list-style-name="L6">
      <style:paragraph-properties fo:padding="0in" fo:border="none"/>
    </style:style>
    <style:style style:name="P10" style:family="paragraph" style:parent-style-name="Text_20_body" style:list-style-name="L7">
      <style:paragraph-properties fo:padding="0in" fo:border="none"/>
    </style:style>
    <style:style style:name="P11" style:family="paragraph" style:parent-style-name="Text_20_body" style:list-style-name="L8">
      <style:paragraph-properties fo:padding="0in" fo:border="none"/>
    </style:style>
    <style:style style:name="P12" style:family="paragraph" style:parent-style-name="Text_20_body" style:list-style-name="L9">
      <style:paragraph-properties fo:padding="0in" fo:border="none"/>
    </style:style>
    <style:style style:name="P13" style:family="paragraph" style:parent-style-name="Text_20_body" style:list-style-name="L10">
      <style:paragraph-properties fo:padding="0in" fo:border="none"/>
    </style:style>
    <style:style style:name="P14" style:family="paragraph" style:parent-style-name="Text_20_body" style:list-style-name="L11">
      <style:paragraph-properties fo:padding="0in" fo:border="none"/>
    </style:style>
    <style:style style:name="P15" style:family="paragraph" style:parent-style-name="Text_20_body" style:list-style-name="L12">
      <style:paragraph-properties fo:padding="0in" fo:border="none"/>
    </style:style>
    <style:style style:name="T1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сле создания миграций, моделей и настройки окружения следующим шагом для реализации сервиса проведения тендеров будет:</text:p>
      <text:h text:style-name="P1" text:outline-level="2"><text:bookmark text:name="dao--repository"/>Реализация слоя доступа к данным (DAO / Repository)</text:h>
      <text:list xml:id="list2926452540" text:style-name="L1">
        <text:list-item>
          <text:p text:style-name="P4">Создать функции и методы для работы с базой: CRUD операции для тендеров, предложений, пользователей, организаций и отзывов.</text:p>
        </text:list-item>
        <text:list-item>
          <text:p text:style-name="P4">Использовать подготовленные модели для маппинга и удобной работы с данными.</text:p>
        </text:list-item>
      </text:list>
      <text:h text:style-name="P1" text:outline-level="2">Реализация бизнес-логики</text:h>
      <text:list xml:id="list2211925452" text:style-name="L2">
        <text:list-item>
          <text:p text:style-name="P5">Добавить бизнес-правила из описания: проверка прав пользователей (ответственные за организацию), управление статусами тендеров и предложений, кворумы для согласований и так далее.</text:p>
        </text:list-item>
        <text:list-item>
          <text:p text:style-name="P5">Внедрить логику откатов версий тендеров и предложений.</text:p>
        </text:list-item>
      </text:list>
      <text:h text:style-name="P1" text:outline-level="2"><text:bookmark text:name="api"/>Разработка API-эндпоинтов</text:h>
      <text:list xml:id="list3066183698" text:style-name="L3">
        <text:list-item>
          <text:p text:style-name="P6">Создать HTTP-хендлеры и маршруты согласно OpenAPI спецификации, реализовать запросы /responses.</text:p>
        </text:list-item>
        <text:list-item>
          <text:p text:style-name="P6">Добавить валидацию запросов, авторизацию и обработку ошибок.</text:p>
        </text:list-item>
      </text:list>
      <text:h text:style-name="P1" text:outline-level="2">Настройка запуска и интеграция</text:h>
      <text:list xml:id="list1335735103" text:style-name="L4">
        <text:list-item>
          <text:p text:style-name="P7">Связать всё вместе: загрузка конфигурации, подключение к базе, запуск HTTP-сервера.</text:p>
        </text:list-item>
        <text:list-item>
          <text:p text:style-name="P7">Добавить логирование и мониторинг.</text:p>
        </text:list-item>
      </text:list>
      <text:h text:style-name="P1" text:outline-level="2">Тестирование</text:h>
      <text:list xml:id="list942152679" text:style-name="L5">
        <text:list-item>
          <text:p text:style-name="P8">Написать unit и интеграционные тесты для слоёв.</text:p>
        </text:list-item>
        <text:list-item>
          <text:p text:style-name="P8">Проверить API через описанные сценарии (например, curl или Postman).</text:p>
        </text:list-item>
      </text:list>
      <text:p text:style-name="P2">Подытоженно, сейчас необходимо перейти к разработке бизнес-логики и API на основе созданных моделей и миграций, чтобы реализовать указанный функционал сервиса и подготовить его к тестированию. Если нужна помощь с конкретным этапом, могу предоставить примеры и рекомендации.</text:p>
      <text:h text:style-name="P1" text:outline-level="2">Детальный план разработки сервиса тендеров</text:h>
      <text:h text:style-name="P1" text:outline-level="2">Этап 1. Подготовка и инфраструктура</text:h>
      <text:list xml:id="list1751465086" text:style-name="L6">
        <text:list-item>
          <text:p text:style-name="P9">Настройка переменных окружения (SERVER_ADDRESS, POSTGRES_CONN и др.)</text:p>
        </text:list-item>
        <text:list-item>
          <text:p text:style-name="P9">Инициализация проекта: создание репозитория, базовой структуры каталогов и модулей</text:p>
        </text:list-item>
        <text:list-item>
          <text:p text:style-name="P9"><text:soft-page-break/>Настройка и проверка подключения к базе данных Postgres</text:p>
        </text:list-item>
        <text:list-item>
          <text:p text:style-name="P9">Создание и проверка миграций для всех таблиц и перечислимых типов (ENUM)</text:p>
        </text:list-item>
      </text:list>
      <text:h text:style-name="P1" text:outline-level="2">Этап 2. Модели и слой хранения</text:h>
      <text:list xml:id="list1058645846" text:style-name="L7">
        <text:list-item>
          <text:p text:style-name="P10">Создание моделей для тендеров, предложений, версий, отзывов и решений</text:p>
        </text:list-item>
        <text:list-item>
          <text:p text:style-name="P10">Реализация метода создания, чтения, обновления и удаления (CRUD) для всех сущностей</text:p>
        </text:list-item>
        <text:list-item>
          <text:p text:style-name="P10">Реализация функций для версионности и истории изменений</text:p>
        </text:list-item>
        <text:list-item>
          <text:p text:style-name="P10">Реализация методов для работы с решениями (AddBidDecision, GetBidDecisionsCount, GetResponsibleCount)</text:p>
        </text:list-item>
        <text:list-item>
          <text:p text:style-name="P10">Валидация данных на уровне хранилища и моделей</text:p>
        </text:list-item>
      </text:list>
      <text:h text:style-name="P1" text:outline-level="2">Этап 3. Реализация API</text:h>
      <text:list xml:id="list1719287302" text:style-name="L8">
        <text:list-item>
          <text:p text:style-name="P11">Создание базового HTTP сервера и маршрутизации (<text:span text:style-name="Source_20_Text"><text:span text:style-name="T1">chi</text:span></text:span> или другой фреймворк)</text:p>
        </text:list-item>
        <text:list-item>
          <text:p text:style-name="P11">Реализация эндпоинтов:</text:p>
          <text:list>
            <text:list-item>
              <text:p text:style-name="P11">GET /api/ping</text:p>
            </text:list-item>
            <text:list-item>
              <text:p text:style-name="P11">Тендеры: создание, список, мои тендеры, редактирование, откат, изменение статуса</text:p>
            </text:list-item>
            <text:list-item>
              <text:p text:style-name="P11">Предложения: создание, мои предложения, предложения по тендеру, редактирование, откат, изменение статуса</text:p>
            </text:list-item>
            <text:list-item>
              <text:p text:style-name="P11">Решения по предложениям с кворумом</text:p>
            </text:list-item>
            <text:list-item>
              <text:p text:style-name="P11">Отзывы: просмотр и добавление</text:p>
            </text:list-item>
          </text:list>
        </text:list-item>
        <text:list-item>
          <text:p text:style-name="P11">Валидация входных данных и проверка прав пользователя для каждого эндпоинта</text:p>
        </text:list-item>
        <text:list-item>
          <text:p text:style-name="P11">Обработка ошибок и возврат корректных HTTP кодов</text:p>
        </text:list-item>
      </text:list>
      <text:h text:style-name="P1" text:outline-level="2">Этап 4. Бизнес-логика</text:h>
      <text:list xml:id="list3378486917" text:style-name="L9">
        <text:list-item>
          <text:p text:style-name="P12">Имплементация кворума для согласования предложений (минимум 3 или количество ответственных)</text:p>
        </text:list-item>
        <text:list-item>
          <text:p text:style-name="P12">Автоматическое закрытие тендера при согласовании предложения</text:p>
        </text:list-item>
        <text:list-item>
          <text:p text:style-name="P12">Логика отката версии с созданием новой версии</text:p>
        </text:list-item>
        <text:list-item>
          <text:p text:style-name="P12">Управление ролями: автор предложения, ответственные за организацию</text:p>
        </text:list-item>
        <text:list-item>
          <text:p text:style-name="P12">Ограниченный доступ к просмотру и редактированию отзывов</text:p>
        </text:list-item>
      </text:list>
      <text:h text:style-name="P1" text:outline-level="2">Этап 5. Тестирование</text:h>
      <text:list xml:id="list2182234865" text:style-name="L10">
        <text:list-item>
          <text:p text:style-name="P13">Написание юнит-тестов для хендлеров и слоя доступа к данным</text:p>
        </text:list-item>
        <text:list-item>
          <text:p text:style-name="P13"><text:soft-page-break/>Написание интеграционных тестов для основных API эндпоинтов с разными сценариями</text:p>
        </text:list-item>
        <text:list-item>
          <text:p text:style-name="P13">Тестирование пагинации, фильтрации, валидации и ошибок доступа</text:p>
        </text:list-item>
        <text:list-item>
          <text:p text:style-name="P13">Использование средств мокирования для изоляции тестов</text:p>
        </text:list-item>
      </text:list>
      <text:h text:style-name="P1" text:outline-level="2">Этап 6. Документация</text:h>
      <text:list xml:id="list1056249372" text:style-name="L11">
        <text:list-item>
          <text:p text:style-name="P14">Создание OpenAPI / Swagger спецификации для сервиса</text:p>
        </text:list-item>
        <text:list-item>
          <text:p text:style-name="P14">Генерация и поддержка актуальной документации API</text:p>
        </text:list-item>
        <text:list-item>
          <text:p text:style-name="P14">Подготовка примеров использования API</text:p>
        </text:list-item>
        <text:list-item>
          <text:p text:style-name="P14">Описание конфигурации переменных окружения и запуска сервиса</text:p>
        </text:list-item>
        <text:list-item>
          <text:p text:style-name="P14">Создание конфигурации и правил линтинга (golangci-lint или аналог)</text:p>
        </text:list-item>
      </text:list>
      <text:h text:style-name="P1" text:outline-level="2">Этап 7. Производственная готовность</text:h>
      <text:list xml:id="list1610067127" text:style-name="L12">
        <text:list-item>
          <text:p text:style-name="P15">Логирование запросов, ошибок и важных событий</text:p>
        </text:list-item>
        <text:list-item>
          <text:p text:style-name="P15">Реализация метрик и мониторинга состояния сервиса (например, Prometheus)</text:p>
        </text:list-item>
        <text:list-item>
          <text:p text:style-name="P15">Подготовка readiness и liveness проверок для оркестратора (Docker/Kubernetes)</text:p>
        </text:list-item>
        <text:list-item>
          <text:p text:style-name="P15">Обеспечение безопасности: авторизация, валидация, ограничение доступа</text:p>
        </text:list-item>
        <text:list-item>
          <text:p text:style-name="P15">Оптимизация производительности и настройка соединений с базой данных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12:02:01.205140284</meta:creation-date>
    <dc:date>2025-09-14T17:31:13.185196759</dc:date>
    <meta:editing-duration>PT1H34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63" meta:word-count="525" meta:character-count="3901" meta:non-whitespace-character-count="3484"/>
  </office:meta>
</office:document-meta>
</file>